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1">
      <style:paragraph-properties fo:margin-top="0cm" fo:margin-bottom="0cm"/>
    </style:style>
    <style:style style:name="P6" style:family="paragraph" style:parent-style-name="Text_20_body" style:list-style-name="L2">
      <style:paragraph-properties fo:margin-top="0cm" fo:margin-bottom="0cm"/>
    </style:style>
    <style:style style:name="P7" style:family="paragraph" style:parent-style-name="Text_20_body" style:list-style-name="L3">
      <style:paragraph-properties fo:margin-top="0cm" fo:margin-bottom="0cm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fo:color="#ff0000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FLEXBOX</text:p>
      <text:p text:style-name="P8"/>
      <text:p text:style-name="P2"><text:span text:style-name="Source_20_Text"><text:span text:style-name="T3">justify-content</text:span></text:span>, qui aligne les éléments horizontalement et accepte les valeurs suivantes :</text:p>
      <text:list xml:id="list7122372834826330062" text:style-name="L1">
        <text:list-item>
          <text:p text:style-name="P5"><text:span text:style-name="Source_20_Text">flex-start</text:span> : Les éléments s'alignent au côté gauche du conteneur.</text:p>
        </text:list-item>
        <text:list-item>
          <text:p text:style-name="P5"><text:span text:style-name="Source_20_Text">flex-end</text:span> : Les éléments s'alignent au côté droit du conteneur.</text:p>
        </text:list-item>
        <text:list-item>
          <text:p text:style-name="P5"><text:span text:style-name="Source_20_Text">center</text:span> : Les éléments s'alignent au centre du conteneur.</text:p>
        </text:list-item>
        <text:list-item>
          <text:p text:style-name="P5"><text:span text:style-name="Source_20_Text">space-between</text:span> : Les éléments s'affichent avec un espace égal entre eux.</text:p>
        </text:list-item>
        <text:list-item>
          <text:p text:style-name="P1"><text:span text:style-name="Source_20_Text">space-around</text:span> : Les éléments s'affichent avec un espacement égal à l'entour d'eux.</text:p>
        </text:list-item>
      </text:list>
      <text:p text:style-name="P9"/>
      <text:p text:style-name="P2"><text:span text:style-name="T3"><text:s/></text:span><text:span text:style-name="Source_20_Text"><text:span text:style-name="T3">align-items</text:span></text:span><text:span text:style-name="T3"> </text:span>. Cette propriété CSS aligne les éléments verticalement et accepte les valeurs suivantes :</text:p>
      <text:list xml:id="list3647209284563080427" text:style-name="L2">
        <text:list-item>
          <text:p text:style-name="P6"><text:span text:style-name="Source_20_Text">flex-start</text:span> : Les éléments s'alignent au haut du conteneur.</text:p>
        </text:list-item>
        <text:list-item>
          <text:p text:style-name="P6"><text:span text:style-name="Source_20_Text">flex-end</text:span> : Les éléments s'alignent au bas du conteneur.</text:p>
        </text:list-item>
        <text:list-item>
          <text:p text:style-name="P6"><text:span text:style-name="Source_20_Text">center</text:span> : Les éléments s'alignent au centre vertical du conteneur.</text:p>
        </text:list-item>
        <text:list-item>
          <text:p text:style-name="P6"><text:span text:style-name="Source_20_Text">baseline</text:span> : Les éléments s'alignent à la ligne de base du conteneur.</text:p>
        </text:list-item>
        <text:list-item>
          <text:p text:style-name="P3"><text:span text:style-name="Source_20_Text">stretch</text:span> : Les éléments sont étirés pour s'adapter au conteneur.</text:p>
        </text:list-item>
      </text:list>
      <text:p text:style-name="Text_20_body"/>
      <text:p text:style-name="Text_20_body"><text:span text:style-name="Source_20_Text"><text:span text:style-name="T3">flex-direction</text:span></text:span><text:span text:style-name="T3">.</text:span> Cette propriété CSS définit la direction dans laquelle les éléments sont placés dans le conteneur, et accepte les valeurs suivantes :</text:p>
      <text:list xml:id="list734993732896355338" text:style-name="L3">
        <text:list-item>
          <text:p text:style-name="P7"><text:span text:style-name="Source_20_Text">row</text:span> : Les éléments sont disposés dans la même direction que le texte.</text:p>
        </text:list-item>
        <text:list-item>
          <text:p text:style-name="P7"><text:span text:style-name="Source_20_Text">row-reverse</text:span> : Les éléments sont disposés dans la direction opposée au texte.</text:p>
        </text:list-item>
        <text:list-item>
          <text:p text:style-name="P7"><text:span text:style-name="Source_20_Text">column</text:span> : Les éléments sont disposés de haut en bas.</text:p>
        </text:list-item>
        <text:list-item>
          <text:p text:style-name="P4"><text:span text:style-name="Source_20_Text">column-reverse</text:span> : Les éléments sont disposés de bas en haut.</text:p>
        </text:list-item>
      </text:list>
      <text:p text:style-name="Text_20_body"/>
      <text:p text:style-name="Text_20_body"><text:span text:style-name="T3">Order</text:span> : Parfois, inverser l'ordre de la rangée ou la colonne ne suffit pas. Dans ces cas, on peut appliquer la propriété <text:span text:style-name="Source_20_Text">order</text:span> à des éléments individuels. Par défaut, les éléments ont une valeur de 0, mais on peut utiliser cette propriété pour changer la valeur à un entier positif ou négatif. </text:p>
      <text:p text:style-name="Text_20_body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ophie nevlle</meta:initial-creator>
    <meta:creation-date>2020-03-06T11:09:52.04</meta:creation-date>
    <meta:document-statistic meta:table-count="0" meta:image-count="0" meta:object-count="0" meta:page-count="1" meta:paragraph-count="19" meta:word-count="263" meta:character-count="1556"/>
    <dc:date>2020-03-06T11:38:20.65</dc:date>
    <dc:creator>sophie nevlle</dc:creator>
    <meta:editing-duration>PT13M18S</meta:editing-duration>
    <meta:editing-cycles>1</meta:editing-cycles>
    <meta:generator>OpenOffice/4.1.7$Win32 OpenOffice.org_project/417m1$Build-9800</meta:generator>
  </office:meta>
</office:document-meta>
</file>